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22cm" fo:min-width="20.254cm"/>
    </style:style>
    <style:style style:name="gr9" style:family="graphic" style:parent-style-name="objectwithoutfill">
      <style:graphic-properties draw:marker-end="Diamond_20_unfilled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5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37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1.7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6.62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8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cm" fo:min-width="5.83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cm" fo:min-width="9.55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cm" fo:min-width="5.2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7.13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5.2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26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56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27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08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62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19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83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85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73cm"/>
    </style:style>
    <style:style style:name="gr33" style:family="graphic" style:parent-style-name="objectwithoutfill">
      <style:graphic-properties draw:marker-end="Diamond" draw:marker-end-width="0.3cm" draw:fill="none" draw:textarea-vertical-align="middle"/>
    </style:style>
    <style:style style:name="gr34" style:family="graphic" style:parent-style-name="objectwithoutfill">
      <style:graphic-properties draw:marker-end="Triangle_20_unfilled" draw:marker-end-width="0.3cm" draw:fill="none" draw:textarea-vertical-align="middle"/>
    </style:style>
    <style:style style:name="gr3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7" style:family="paragraph">
      <style:paragraph-properties fo:text-align="center"/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78cm" svg:height="2.778cm" svg:x="31.75cm" svg:y="60.087cm">
          <text:p>+Contact()</text:p>
          <text:p>+Contact(vGap: double)</text:p>
        </draw:rect>
        <draw:rect draw:style-name="gr1" draw:text-style-name="P1" xml:id="id1" draw:id="id1" draw:layer="layout" svg:width="17.78cm" svg:height="1.665cm" svg:x="31.75cm" svg:y="55.626cm">
          <text:p text:style-name="P1"><text:span text:style-name="T1">ContactPane</text:span></text:p>
        </draw:rect>
        <draw:custom-shape draw:style-name="gr2" draw:text-style-name="P2" xml:id="id3" draw:id="id3" draw:layer="layout" svg:width="20.176cm" svg:height="1.016cm" svg:x="26.814cm" svg:y="27.178cm">
          <text:p text:style-name="P2"><text:span text:style-name="T1">PaintApplic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2" draw:id="id12" draw:layer="layout" svg:width="20.176cm" svg:height="8.188cm" svg:x="26.814cm" svg:y="28.08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8" draw:id="id8" draw:layer="layout" svg:width="20.176cm" svg:height="8.509cm" svg:x="26.814cm" svg:y="36.26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1" draw:text-style-name="P1" xml:id="id2" draw:id="id2" draw:layer="layout" svg:width="10.287cm" svg:height="1.016cm" svg:x="25.781cm" svg:y="53.086cm">
          <text:p text:style-name="P1"><text:span text:style-name="T1">javafx.scene.layout.VBox</text:span></text:p>
        </draw:rect>
        <draw:rect draw:style-name="gr1" draw:text-style-name="P1" xml:id="id4" draw:id="id4" draw:layer="layout" svg:width="11.557cm" svg:height="1.016cm" svg:x="30.988cm" svg:y="24.257cm">
          <text:p text:style-name="P1"><text:span text:style-name="T1">javafx.application.Application</text:span></text:p>
        </draw:rect>
        <draw:connector draw:style-name="gr4" draw:text-style-name="P1" draw:layer="layout" svg:x1="40.64cm" svg:y1="55.626cm" svg:x2="30.924cm" svg:y2="54.102cm" draw:start-shape="id1" draw:start-glue-point="0" draw:end-shape="id2" draw:end-glue-point="2" svg:d="M40640 55626v-762h-9716v-762">
          <text:p/>
        </draw:connector>
        <draw:connector draw:style-name="gr4" draw:text-style-name="P1" draw:layer="layout" draw:type="lines" svg:x1="36.902cm" svg:y1="27.178cm" svg:x2="36.766cm" svg:y2="25.273cm" draw:start-shape="id3" draw:start-glue-point="4" draw:end-shape="id4" draw:end-glue-point="2" svg:d="M36902 27178v-501l-136-903v-501">
          <text:p/>
        </draw:connector>
        <draw:frame draw:style-name="gr5" draw:layer="layout" svg:width="11.049cm" svg:height="1.117cm" svg:x="26.797cm" svg:y="29.056cm">
          <draw:text-box>
            <text:p>- <text:span text:style-name="T2">contactPane: ContactPane</text:span></text:p>
          </draw:text-box>
        </draw:frame>
        <draw:frame draw:style-name="gr6" draw:layer="layout" svg:width="10.795cm" svg:height="1.675cm" svg:x="26.814cm" svg:y="29.919cm">
          <draw:text-box>
            <text:p>- listOfNodeLabels<text:span text:style-name="T2">: ObservableList&lt;javafx.scene.Node&gt;</text:span></text:p>
          </draw:text-box>
        </draw:frame>
        <draw:frame draw:style-name="gr7" draw:layer="layout" svg:width="10.795cm" svg:height="4.523cm" svg:x="26.814cm" svg:y="31.419cm">
          <draw:text-box>
            <text:p>- nameField: TextField</text:p>
            <text:p>-addressField: TextField</text:p>
            <text:p>-birthdayField: TextField</text:p>
            <text:p>-emailField: TextField</text:p>
            <text:p>-phoneField: TextField</text:p>
            <text:p>-notesArea: TextArea</text:p>
          </draw:text-box>
        </draw:frame>
        <draw:frame draw:style-name="gr8" xml:id="id17" draw:id="id17" draw:layer="layout" svg:width="20.754cm" svg:height="8.083cm" svg:x="26.871cm" svg:y="36.692cm">
          <draw:text-box>
            <text:p><text:span text:style-name="T3">+start(stage: Stage): void</text:span></text:p>
            <text:p><text:span text:style-name="T3">- getErrorFormattingStage() : Stage</text:span></text:p>
            <text:p><text:span text:style-name="T3">- getSelectedContact(name: String) : Contact</text:span></text:p>
            <text:p><text:span text:style-name="T4">- getFileNames() : ObservableList&lt;String&gt;</text:span></text:p>
            <text:p><text:span text:style-name="T5">+ getBirthdayValues(dateStr: String) : int[]</text:span></text:p>
            <text:p><text:span text:style-name="T5">- comparePrint&lt;E&gt;(e: E, r: E) : void</text:span></text:p>
            <text:p><text:span text:style-name="T5"># displayContact(contactComboBox : ComboBox&lt;String&gt;): void</text:span></text:p>
            <text:p><text:span text:style-name="T5"># displayContact(chosenContact : Contact, nameField : TextField,</text:span></text:p>
            <text:p><text:span text:style-name="T5">AddressField : TextField, birthdayField : TextField, emailField : TextField,</text:span></text:p>
            <text:p><text:span text:style-name="T5">PhoneNumberField : TextField, notesArea: TextArea): void</text:span></text:p>
            <text:p><text:span text:style-name="T4"/></text:p>
          </draw:text-box>
        </draw:frame>
        <draw:custom-shape draw:style-name="gr2" draw:text-style-name="P1" xml:id="id5" draw:id="id5" draw:layer="layout" svg:width="17.272cm" svg:height="1.397cm" svg:x="4.064cm" svg:y="32.512cm">
          <text:p text:style-name="P1">QuickSor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7.272cm" svg:height="3.175cm" svg:x="4.064cm" svg:y="33.909cm">
          <text:p text:style-name="P3"><text:span text:style-name="T3">+quickSort(list: List&lt;Contact&gt;):void</text:span></text:p>
          <text:p text:style-name="P3"><text:span text:style-name="T3">#quickSort(list: List&lt;Contact&gt;, first: int, last: int): void</text:span></text:p>
          <text:p text:style-name="P3"><text:span text:style-name="T3">#partition(list: List&lt;Contact&gt;, first: int, last: int): i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4.732cm" svg:height="1.397cm" svg:x="5.334cm" svg:y="26.416cm">
          <text:p text:style-name="P2"><text:span text:style-name="T1">LargestBirthdayPa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14.732cm" svg:height="1.397cm" svg:x="5.334cm" svg:y="27.813cm">
          <text:p text:style-name="P1">+LargestBirthdayPane(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2.7cm" svg:y1="32.512cm" svg:x2="12.7cm" svg:y2="29.21cm" draw:start-shape="id5" draw:start-glue-point="4" draw:end-shape="id6" draw:end-glue-point="6" svg:d="M12700 32512v-3302">
          <text:p/>
        </draw:connector>
        <draw:custom-shape draw:style-name="gr3" draw:text-style-name="P1" draw:layer="layout" svg:width="17.611cm" svg:height="6.731cm" svg:x="54.102cm" svg:y="25.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7.611cm" svg:height="1.27cm" svg:x="54.102cm" svg:y="24.257cm">
          <text:p text:style-name="P1"><text:span text:style-name="T1">Conta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layer="layout" svg:width="5.154cm" svg:height="0.963cm" svg:x="54.282cm" svg:y="26.723cm">
          <draw:text-box>
            <text:p>- address: String</text:p>
          </draw:text-box>
        </draw:frame>
        <draw:frame draw:style-name="gr11" draw:layer="layout" svg:width="4.486cm" svg:height="0.963cm" svg:x="54.315cm" svg:y="25.654cm">
          <draw:text-box>
            <text:p>- name: String</text:p>
          </draw:text-box>
        </draw:frame>
        <draw:frame draw:style-name="gr12" draw:layer="layout" svg:width="8.871cm" svg:height="0.963cm" svg:x="54.356cm" svg:y="28.001cm">
          <draw:text-box>
            <text:p>- birthday: GregorianCalendar</text:p>
          </draw:text-box>
        </draw:frame>
        <draw:frame draw:style-name="gr13" draw:layer="layout" svg:width="6.45cm" svg:height="0.963cm" svg:x="54.356cm" svg:y="29.972cm">
          <draw:text-box>
            <text:p>- phoneNumber: long</text:p>
          </draw:text-box>
        </draw:frame>
        <draw:custom-shape draw:style-name="gr3" draw:text-style-name="P1" xml:id="id7" draw:id="id7" draw:layer="layout" svg:width="17.611cm" svg:height="19.812cm" svg:x="54.102cm" svg:y="32.13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4" draw:layer="layout" svg:width="12.423cm" svg:height="1.675cm" svg:x="54.286cm" svg:y="35.155cm">
          <draw:text-box>
            <text:p>+ getPhoneNumberFormat(phoneNumber:</text:p>
            <text:p><text:s/>long): String</text:p>
          </draw:text-box>
        </draw:frame>
        <draw:frame draw:style-name="gr15" draw:layer="layout" svg:width="4.452cm" svg:height="0.963cm" svg:x="54.356cm" svg:y="30.861cm">
          <draw:text-box>
            <text:p>- notes: String</text:p>
          </draw:text-box>
        </draw:frame>
        <draw:frame draw:style-name="gr16" draw:layer="layout" svg:width="5.878cm" svg:height="0.963cm" svg:x="54.229cm" svg:y="36.576cm">
          <draw:text-box>
            <text:p>+ getName():String</text:p>
          </draw:text-box>
        </draw:frame>
        <draw:frame draw:style-name="gr17" draw:layer="layout" svg:width="17.122cm" svg:height="2.387cm" svg:x="54.464cm" svg:y="33.147cm">
          <draw:text-box>
            <text:p>+ Contact(name: String,</text:p>
            <text:p>address: String, birthday: GregorianCalendar, email: String,</text:p>
            <text:p>phoneNumber: long, notes: String)</text:p>
          </draw:text-box>
        </draw:frame>
        <draw:frame draw:style-name="gr13" draw:layer="layout" svg:width="6.45cm" svg:height="0.963cm" svg:x="54.356cm" svg:y="28.956cm">
          <draw:text-box>
            <text:p>- email: String</text:p>
          </draw:text-box>
        </draw:frame>
        <draw:frame draw:style-name="gr18" draw:layer="layout" svg:width="3.66cm" svg:height="0.963cm" svg:x="54.417cm" svg:y="32.311cm">
          <draw:text-box>
            <text:p>+ Contact()</text:p>
          </draw:text-box>
        </draw:frame>
        <draw:frame draw:style-name="gr19" draw:layer="layout" svg:width="6.513cm" svg:height="4.9cm" svg:x="54.243cm" svg:y="37.518cm">
          <draw:text-box>
            <text:p>+ getAddress():String</text:p>
          </draw:text-box>
        </draw:frame>
        <draw:frame draw:style-name="gr20" draw:layer="layout" svg:width="10.23cm" svg:height="4.9cm" svg:x="54.229cm" svg:y="38.28cm">
          <draw:text-box>
            <text:p>+ getBirthday():GregorianCalendar</text:p>
          </draw:text-box>
        </draw:frame>
        <draw:frame draw:style-name="gr21" draw:layer="layout" svg:width="5.773cm" svg:height="4.9cm" svg:x="54.229cm" svg:y="39.116cm">
          <draw:text-box>
            <text:p>+ getEmail():String</text:p>
          </draw:text-box>
        </draw:frame>
        <draw:frame draw:style-name="gr22" draw:layer="layout" svg:width="7.809cm" svg:height="1.09cm" svg:x="54.218cm" svg:y="39.878cm">
          <draw:text-box>
            <text:p>+ getPhoneNumber():long</text:p>
          </draw:text-box>
        </draw:frame>
        <draw:frame draw:style-name="gr23" draw:layer="layout" svg:width="5.701cm" svg:height="1.09cm" svg:x="54.229cm" svg:y="40.693cm">
          <draw:text-box>
            <text:p>+ getNotes():long</text:p>
          </draw:text-box>
        </draw:frame>
        <draw:frame draw:style-name="gr24" draw:layer="layout" svg:width="8.943cm" svg:height="0.963cm" svg:x="54.356cm" svg:y="41.656cm">
          <draw:text-box>
            <text:p>+ setName(name:String): void</text:p>
          </draw:text-box>
        </draw:frame>
        <draw:frame draw:style-name="gr25" draw:layer="layout" svg:width="10.247cm" svg:height="0.963cm" svg:x="54.354cm" svg:y="42.545cm">
          <draw:text-box>
            <text:p>+ setAddress(address:String): void</text:p>
          </draw:text-box>
        </draw:frame>
        <draw:frame draw:style-name="gr26" draw:layer="layout" svg:width="13.956cm" svg:height="0.963cm" svg:x="54.32cm" svg:y="43.434cm">
          <draw:text-box>
            <text:p>+ setBirthday(birthday:GregorianCalendar): void</text:p>
          </draw:text-box>
        </draw:frame>
        <draw:frame draw:style-name="gr27" draw:layer="layout" svg:width="8.765cm" svg:height="0.963cm" svg:x="54.356cm" svg:y="44.196cm">
          <draw:text-box>
            <text:p>+ setEmail(email:String): void</text:p>
          </draw:text-box>
        </draw:frame>
        <draw:frame draw:style-name="gr28" draw:layer="layout" svg:width="13.299cm" svg:height="0.963cm" svg:x="54.356cm" svg:y="45.085cm">
          <draw:text-box>
            <text:p>+ setPhoneNumber(phoneNumber:long): void</text:p>
          </draw:text-box>
        </draw:frame>
        <draw:frame draw:style-name="gr29" draw:layer="layout" svg:width="8.876cm" svg:height="0.963cm" svg:x="54.356cm" svg:y="45.773cm">
          <draw:text-box>
            <text:p>+ setNotes(notes:String): void</text:p>
          </draw:text-box>
        </draw:frame>
        <draw:frame draw:style-name="gr30" draw:layer="layout" svg:width="8.516cm" svg:height="0.963cm" svg:x="54.4cm" svg:y="46.482cm">
          <draw:text-box>
            <text:p>+ getBirthdayFormat():String</text:p>
          </draw:text-box>
        </draw:frame>
        <draw:frame draw:style-name="gr31" draw:layer="layout" svg:width="9.536cm" svg:height="0.963cm" svg:x="54.4cm" svg:y="47.244cm">
          <draw:text-box>
            <text:p>+ getBirthdayFileFormat():String</text:p>
          </draw:text-box>
        </draw:frame>
        <draw:frame draw:style-name="gr32" draw:layer="layout" svg:width="9.337cm" svg:height="2.387cm" svg:x="54.396cm" svg:y="48.006cm">
          <draw:text-box>
            <text:p>+ save():void</text:p>
            <text:p>+ compareTo(o: Contact):String</text:p>
            <text:p>+ toString():String</text:p>
          </draw:text-box>
        </draw:frame>
        <draw:connector draw:style-name="gr9" draw:text-style-name="P1" draw:layer="layout" svg:x1="54.102cm" svg:y1="42.037cm" svg:x2="46.99cm" svg:y2="40.524cm" draw:start-shape="id7" draw:start-glue-point="5" draw:end-shape="id8" draw:end-glue-point="7" svg:d="M54102 42037h-3556v-1513h-3556">
          <text:p/>
        </draw:connector>
        <draw:custom-shape draw:style-name="gr2" draw:text-style-name="P2" xml:id="id9" draw:id="id9" draw:layer="layout" svg:width="17.272cm" svg:height="1.397cm" svg:x="3.175cm" svg:y="49.784cm">
          <text:p text:style-name="P2"><text:span text:style-name="T1">FindPhoneNumberPa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1" draw:text-style-name="P1" xml:id="id10" draw:id="id10" draw:layer="layout" svg:width="11.557cm" svg:height="1.016cm" svg:x="6.985cm" svg:y="46.736cm">
          <text:p text:style-name="P1"><text:span text:style-name="T1">javafx.scene.layout.HBox</text:span></text:p>
        </draw:rect>
        <draw:connector draw:style-name="gr4" draw:text-style-name="P1" draw:layer="layout" svg:x1="11.811cm" svg:y1="49.784cm" svg:x2="12.763cm" svg:y2="47.752cm" draw:start-shape="id9" draw:start-glue-point="4" draw:end-shape="id10" draw:end-glue-point="2" svg:d="M11811 49784v-1016h952v-1016">
          <text:p/>
        </draw:connector>
        <draw:custom-shape draw:style-name="gr2" draw:text-style-name="P1" xml:id="id11" draw:id="id11" draw:layer="layout" svg:width="17.272cm" svg:height="1.397cm" svg:x="3.166cm" svg:y="51.181cm">
          <text:p text:style-name="P1">+ FindPhoneNumberPane()</text:p>
          <text:p text:style-name="P1">- buildTree(contractTree : Tree24&lt;Long&gt;) : voi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20.438cm" svg:y1="51.88cm" svg:x2="26.814cm" svg:y2="32.175cm" draw:start-shape="id11" draw:start-glue-point="7" draw:end-shape="id12" draw:end-glue-point="5" svg:d="M20438 51880h3189v-19705h3187">
          <text:p/>
        </draw:connector>
        <draw:rect draw:style-name="gr1" draw:text-style-name="P3" draw:layer="layout" svg:width="17.78cm" svg:height="2.778cm" svg:x="31.75cm" svg:y="57.293cm">
          <text:p text:style-name="P4"><text:span text:style-name="T3">+ DEFAULT_MESSAGE: String</text:span></text:p>
          <text:p text:style-name="P4"><text:span text:style-name="T3"># PREFERRED_COLUMN_COUNT : int</text:span></text:p>
        </draw:rect>
        <draw:connector draw:style-name="gr33" draw:text-style-name="P1" draw:layer="layout" svg:x1="40.64cm" svg:y1="55.626cm" svg:x2="36.902cm" svg:y2="44.778cm" draw:start-shape="id1" draw:start-glue-point="0" draw:end-shape="id8" svg:d="M40640 55626v-5424h-3738v-5424">
          <text:p/>
        </draw:connector>
        <draw:connector draw:style-name="gr33" draw:text-style-name="P1" draw:layer="layout" svg:x1="20.066cm" svg:y1="28.512cm" svg:x2="26.814cm" svg:y2="27.686cm" draw:start-shape="id6" draw:start-glue-point="7" draw:end-shape="id3" draw:end-glue-point="5" svg:d="M20066 28512h3375v-826h3373">
          <text:p/>
        </draw:connector>
        <draw:custom-shape draw:style-name="gr2" draw:text-style-name="P2" xml:id="id13" draw:id="id13" draw:layer="layout" svg:width="17.272cm" svg:height="1.397cm" svg:x="4.2cm" svg:y="61.087cm">
          <text:p text:style-name="P2"><text:span text:style-name="T1">EmailStackPa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1" draw:text-style-name="P1" xml:id="id14" draw:id="id14" draw:layer="layout" svg:width="13.453cm" svg:height="1.016cm" svg:x="8.01cm" svg:y="58.039cm">
          <text:p text:style-name="P1"><text:span text:style-name="T1">javafx.scene.layout.BorderPane</text:span></text:p>
        </draw:rect>
        <draw:connector draw:style-name="gr4" draw:text-style-name="P1" draw:layer="layout" svg:x1="12.836cm" svg:y1="61.087cm" svg:x2="14.736cm" svg:y2="59.055cm" draw:start-shape="id13" draw:start-glue-point="4" draw:end-shape="id14" draw:end-glue-point="2" svg:d="M12836 61087v-1016h1900v-1016">
          <text:p/>
        </draw:connector>
        <draw:custom-shape draw:style-name="gr2" draw:text-style-name="P1" xml:id="id15" draw:id="id15" draw:layer="layout" svg:width="17.272cm" svg:height="2.286cm" svg:x="4.191cm" svg:y="62.484cm">
          <text:p text:style-name="P1">+ EmailStackPane(emailField : TextField)</text:p>
          <text:p text:style-name="P1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21.463cm" svg:y1="63.627cm" svg:x2="26.814cm" svg:y2="40.524cm" draw:start-shape="id15" draw:start-glue-point="7" draw:end-shape="id8" draw:end-glue-point="5" svg:d="M21463 63627h2676v-23103h2675">
          <text:p/>
        </draw:connector>
        <draw:custom-shape draw:style-name="gr2" draw:text-style-name="P2" xml:id="id16" draw:id="id16" draw:layer="layout" svg:width="17.272cm" svg:height="1.397cm" svg:x="52.968cm" svg:y="61.087cm">
          <text:p text:style-name="P2"><text:span text:style-name="T1">HashTableM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7.272cm" svg:height="5.715cm" svg:x="52.959cm" svg:y="64.77cm">
          <text:p text:style-name="P1">+ HashTableMap ()</text:p>
          <text:p text:style-name="P1">+ HashTableMap(mapSize : int)</text:p>
          <text:p text:style-name="P1">+ search (name : String) : boolean</text:p>
          <text:p text:style-name="P1">+ add(name : String) : boolean</text:p>
          <text:p text:style-name="P1">+ remove (name : String) : boolean</text:p>
          <text:p text:style-name="P1">+ buildInitialMap (comboBox : ComboBox&lt;String&gt;) : void</text:p>
          <text:p text:style-name="P1">- buildInitialMap () : void</text:p>
          <text:p text:style-name="P1"><text:span text:style-name="T3">- getInitials(name : String) : 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7.272cm" svg:height="2.286cm" svg:x="52.959cm" svg:y="62.484cm">
          <text:p text:style-name="P1">- mapSize : int</text:p>
          <text:p text:style-name="P1">- initialMap : String[]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4" draw:text-style-name="P1" draw:layer="layout" svg:x1="61.604cm" svg:y1="61.087cm" svg:x2="37.248cm" svg:y2="44.775cm" draw:start-shape="id16" draw:start-glue-point="4" draw:end-shape="id17" draw:end-glue-point="2" svg:d="M61604 61087v-8157h-24356v-8155">
          <text:p/>
        </draw:connector>
        <draw:rect draw:style-name="gr1" draw:text-style-name="P1" xml:id="id18" draw:id="id18" draw:layer="layout" svg:width="4.953cm" svg:height="1.016cm" svg:x="1.397cm" svg:y="45.974cm">
          <text:p text:style-name="P1"><text:span text:style-name="T1">Tree24</text:span></text:p>
        </draw:rect>
        <draw:connector draw:style-name="gr9" draw:text-style-name="P1" draw:layer="layout" svg:x1="3.175cm" svg:y1="50.483cm" svg:x2="3.873cm" svg:y2="46.99cm" draw:start-shape="id9" draw:start-glue-point="5" draw:end-shape="id18" draw:end-glue-point="2" svg:d="M3175 50483h-501v-2096h1199v-1397">
          <text:p/>
        </draw:connector>
        <draw:rect draw:style-name="gr1" draw:text-style-name="P6" xml:id="id20" draw:id="id20" draw:layer="layout" svg:width="12.827cm" svg:height="1.27cm" svg:x="29.972cm" svg:y="8.636cm">
          <text:p text:style-name="P5"><text:span text:style-name="T6">ContactDirectory</text:span></text:p>
        </draw:rect>
        <draw:rect draw:style-name="gr1" draw:text-style-name="P7" xml:id="id19" draw:id="id19" draw:layer="layout" svg:width="12.827cm" svg:height="1.27cm" svg:x="29.972cm" svg:y="9.906cm">
          <text:p text:style-name="P7"><text:span text:style-name="T7">CONTACT_NAMES_FOLDER : java.io.File</text:span></text:p>
        </draw:rect>
        <draw:connector draw:style-name="gr35" draw:text-style-name="P1" draw:layer="layout" svg:x1="46.99cm" svg:y1="27.686cm" svg:x2="36.385cm" svg:y2="11.176cm" draw:start-shape="id3" draw:start-glue-point="7" draw:end-shape="id19" draw:end-glue-point="2" svg:d="M46990 27686h502v-8509h-11107v-8001">
          <text:p/>
        </draw:connector>
        <draw:connector draw:style-name="gr35" draw:text-style-name="P1" draw:layer="layout" svg:x1="20.447cm" svg:y1="50.483cm" svg:x2="29.972cm" svg:y2="9.271cm" draw:start-shape="id9" draw:start-glue-point="7" draw:end-shape="id20" draw:end-glue-point="3" svg:d="M20447 50483h4763v-41212h4762">
          <text:p/>
        </draw:connector>
        <draw:connector draw:style-name="gr35" draw:text-style-name="P1" draw:layer="layout" svg:x1="52.968cm" svg:y1="61.786cm" svg:x2="42.799cm" svg:y2="10.541cm" draw:start-shape="id16" draw:start-glue-point="5" draw:end-shape="id19" draw:end-glue-point="1" svg:d="M52968 61786h-5084v-51245h-50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6.962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9-25T22:46:21.01</meta:creation-date>
    <meta:editing-duration>PT4H42M35S</meta:editing-duration>
    <meta:editing-cycles>14</meta:editing-cycles>
    <meta:generator>OpenOffice/4.1.14$Win32 OpenOffice.org_project/4114m1$Build-9811</meta:generator>
    <meta:initial-creator>Aidan Snyder</meta:initial-creator>
    <dc:date>2023-11-16T18:15:20.91</dc:date>
    <dc:creator>Aidan Snyder</dc:creator>
    <meta:document-statistic meta:object-count="70"/>
  </office:meta>
</office:document-meta>
</file>